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ueryNodeVisitor.visit( Deref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Relation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LocationStep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Or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Path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Exact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Not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PropertyFunction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NodeType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And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QueryRoot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Order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NodeVisitor.visit( Textsearch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